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7fc65" officeooo:paragraph-rsid="0007fc65" style:font-size-asian="14pt" style:font-size-complex="14pt"/>
    </style:style>
    <style:style style:name="P2" style:family="paragraph" style:parent-style-name="Standard">
      <style:text-properties fo:color="#ed1c24" fo:font-size="14pt" officeooo:rsid="0007fc65" officeooo:paragraph-rsid="0007fc65" style:font-size-asian="14pt" style:font-size-complex="14pt"/>
    </style:style>
    <style:style style:name="P3" style:family="paragraph" style:parent-style-name="Standard">
      <style:text-properties fo:color="#ed1c24" fo:font-size="14pt" officeooo:paragraph-rsid="0007fc65" style:font-size-asian="14pt" style:font-size-complex="14pt"/>
    </style:style>
    <style:style style:name="P4" style:family="paragraph" style:parent-style-name="Standard">
      <style:text-properties fo:font-size="14pt" officeooo:rsid="0007fc65" officeooo:paragraph-rsid="0007fc65" style:font-size-asian="14pt" style:font-size-complex="14pt"/>
    </style:style>
    <style:style style:name="P5" style:family="paragraph" style:parent-style-name="Standard">
      <style:text-properties fo:font-size="14pt" officeooo:rsid="000926e1" officeooo:paragraph-rsid="0007fc65" style:font-size-asian="14pt" style:font-size-complex="14pt"/>
    </style:style>
    <style:style style:name="P6" style:family="paragraph" style:parent-style-name="Standard">
      <style:text-properties fo:font-size="14pt" officeooo:rsid="000926e1" officeooo:paragraph-rsid="000926e1" style:font-size-asian="14pt" style:font-size-complex="14pt"/>
    </style:style>
    <style:style style:name="P7" style:family="paragraph" style:parent-style-name="Standard">
      <style:text-properties fo:color="#ed1c24" fo:font-size="14pt" officeooo:rsid="000926e1" officeooo:paragraph-rsid="000926e1" style:font-size-asian="14pt" style:font-size-complex="14pt"/>
    </style:style>
    <style:style style:name="T1" style:family="text">
      <style:text-properties officeooo:rsid="0007fc6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ed1c24"/>
    </style:style>
    <style:style style:name="T5" style:family="text">
      <style:text-properties style:text-position="super 58%" officeooo:rsid="0007fc65"/>
    </style:style>
    <style:style style:name="T6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How to check a variable’s type?</text:p>
      <text:p text:style-name="P5">In order to check a variable’s type, we use the type() function</text:p>
      <text:p text:style-name="P6">For example:</text:p>
      <text:p text:style-name="P6"><text:tab/><text:span text:style-name="T4">&gt;&gt;&gt; v = 10</text:span></text:p>
      <text:p text:style-name="P7"><text:tab/>&gt;&gt;&gt; type(v)</text:p>
      <text:p text:style-name="P7"><text:tab/>&lt;type ‘int’&gt;</text:p>
      <text:p text:style-name="P1">2. In what cases, you will get <text:span text:style-name="T3">SyntaxError</text:span> from the compiler telling you that some of your variables have <text:span text:style-name="T2">invalid names</text:span>? Can you give 3 different examples of <text:span text:style-name="T2">invalid names</text:span>?</text:p>
      <text:p text:style-name="P1">We will get SyntaxError from the compiler if we give a variable an illegal name.</text:p>
      <text:p text:style-name="P1">For instances:</text:p>
      <text:p text:style-name="P1"><text:tab/><text:span text:style-name="T4">&gt;&gt;&gt; 4invalidnames = "testfailed" </text:span></text:p>
      <text:p text:style-name="P3"><text:tab/>SyntaxError: invalid syntax </text:p>
      <text:p text:style-name="P3"><text:tab/>&gt;&gt;&gt; %<text:span text:style-name="T1">improvement</text:span> = 1<text:span text:style-name="T1">2</text:span> </text:p>
      <text:p text:style-name="P3"><text:tab/>SyntaxError: invalid syntax </text:p>
      <text:p text:style-name="P3"><text:tab/>&gt;&gt;&gt; <text:span text:style-name="T1">import</text:span>= "<text:span text:style-name="T1">Intel Core i5 8</text:span><text:span text:style-name="T5">th</text:span><text:span text:style-name="T1"> gen</text:span>" </text:p>
      <text:p text:style-name="P2"><text:tab/>SyntaxError: invalid syntax </text:p>
      <text:p text:style-name="P2">4invalidnames <text:span text:style-name="T6">is illegal because it does not begin with a letter</text:span></text:p>
      <text:p text:style-name="P2">%improvement <text:span text:style-name="T6">is illegal because it contains an illegal character (the percentage sign).</text:span></text:p>
      <text:p text:style-name="P2">import <text:span text:style-name="T6">is illegal because it is one of the keywords in Python which cannot be used as variable nam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23:51:50.726000000</meta:creation-date>
    <dc:date>2018-01-11T19:28:12.708000000</dc:date>
    <meta:editing-duration>PT50M17S</meta:editing-duration>
    <meta:editing-cycles>2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18" meta:word-count="142" meta:character-count="844" meta:non-whitespace-character-count="705"/>
  </office:meta>
</office:document-meta>
</file>